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21b1c60" officeooo:paragraph-rsid="00024068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36a54" officeooo:paragraph-rsid="00036a54" style:font-weight-asian="normal" style:font-weight-complex="normal"/>
    </style:style>
    <style:style style:name="P3" style:family="paragraph" style:parent-style-name="Standard" style:list-style-name="L3">
      <style:text-properties style:text-underline-style="none" fo:font-weight="normal" officeooo:rsid="00036a54" officeooo:paragraph-rsid="002f0bc8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officeooo:rsid="0018a20d" officeooo:paragraph-rsid="0018a20d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a3d52" officeooo:paragraph-rsid="001a3d5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cf7e8" officeooo:paragraph-rsid="002cf7e8" style:font-weight-asian="normal" style:font-weight-complex="normal"/>
    </style:style>
    <style:style style:name="P7" style:family="paragraph" style:parent-style-name="Standard" style:list-style-name="L3">
      <style:text-properties style:text-underline-style="none" fo:font-weight="normal" officeooo:rsid="002f0bc8" officeooo:paragraph-rsid="002f0bc8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rsid="003102a1" officeooo:paragraph-rsid="003102a1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3102a1" officeooo:paragraph-rsid="0035fd08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35fd08" officeooo:paragraph-rsid="0035fd08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036a54" officeooo:paragraph-rsid="00036a54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564c9" officeooo:paragraph-rsid="000564c9" style:font-weight-asian="bold" style:font-weight-complex="bold"/>
    </style:style>
    <style:style style:name="P13" style:family="paragraph" style:parent-style-name="Standard" style:list-style-name="L1">
      <style:text-properties style:text-underline-style="none" fo:font-weight="bold" officeooo:rsid="0008e908" officeooo:paragraph-rsid="0008e908" style:font-weight-asian="bold" style:font-weight-complex="bold"/>
    </style:style>
    <style:style style:name="P14" style:family="paragraph" style:parent-style-name="Standard" style:list-style-name="L1">
      <style:text-properties style:text-underline-style="none" fo:font-weight="bold" officeooo:rsid="000a8f74" officeooo:paragraph-rsid="000a8f74" style:font-weight-asian="bold" style:font-weight-complex="bold"/>
    </style:style>
    <style:style style:name="P15" style:family="paragraph" style:parent-style-name="Standard" style:list-style-name="L1">
      <style:text-properties style:text-underline-style="none" fo:font-weight="bold" officeooo:rsid="000a8f74" officeooo:paragraph-rsid="0016f556" style:font-weight-asian="bold" style:font-weight-complex="bold"/>
    </style:style>
    <style:style style:name="P16" style:family="paragraph" style:parent-style-name="Standard" style:list-style-name="L1">
      <style:text-properties style:text-underline-style="none" fo:font-weight="bold" officeooo:rsid="000ded26" officeooo:paragraph-rsid="000ded26" style:font-weight-asian="bold" style:font-weight-complex="bold"/>
    </style:style>
    <style:style style:name="P17" style:family="paragraph" style:parent-style-name="Standard" style:list-style-name="L1">
      <style:text-properties style:text-underline-style="none" fo:font-weight="bold" officeooo:rsid="000f893e" officeooo:paragraph-rsid="001442d1" style:font-weight-asian="bold" style:font-weight-complex="bold"/>
    </style:style>
    <style:style style:name="P18" style:family="paragraph" style:parent-style-name="Standard" style:list-style-name="L1">
      <style:text-properties style:text-underline-style="none" fo:font-weight="bold" officeooo:rsid="000f893e" officeooo:paragraph-rsid="0016d5e9" style:font-weight-asian="bold" style:font-weight-complex="bold"/>
    </style:style>
    <style:style style:name="P19" style:family="paragraph" style:parent-style-name="Standard" style:list-style-name="L2">
      <style:text-properties style:text-underline-style="none" fo:font-weight="bold" officeooo:rsid="001c7bb2" officeooo:paragraph-rsid="001c7bb2" style:font-weight-asian="bold" style:font-weight-complex="bold"/>
    </style:style>
    <style:style style:name="P20" style:family="paragraph" style:parent-style-name="Standard" style:list-style-name="L2">
      <style:text-properties style:text-underline-style="none" fo:font-weight="bold" officeooo:rsid="0021ae76" officeooo:paragraph-rsid="0021ae76" style:font-weight-asian="bold" style:font-weight-complex="bold"/>
    </style:style>
    <style:style style:name="P21" style:family="paragraph" style:parent-style-name="Standard" style:list-style-name="L2">
      <style:text-properties style:text-underline-style="none" fo:font-weight="bold" officeooo:rsid="00273168" officeooo:paragraph-rsid="00273168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73168" officeooo:paragraph-rsid="00273168" style:font-weight-asian="bold" style:font-weight-complex="bold"/>
    </style:style>
    <style:style style:name="P23" style:family="paragraph" style:parent-style-name="Standard" style:list-style-name="L2">
      <style:text-properties style:text-underline-style="none" fo:font-weight="bold" officeooo:rsid="002a1be2" officeooo:paragraph-rsid="002c2712" style:font-weight-asian="bold" style:font-weight-complex="bold"/>
    </style:style>
    <style:style style:name="P24" style:family="paragraph" style:parent-style-name="Standard">
      <style:text-properties fo:font-weight="normal" officeooo:rsid="0226928d" officeooo:paragraph-rsid="00024068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024068" fo:background-color="#fff200" style:font-size-asian="16pt" style:font-weight-asian="bold" style:font-size-complex="16pt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84aeb" officeooo:paragraph-rsid="00184aeb" style:font-weight-asian="bold" style:font-weight-complex="bold"/>
    </style:style>
    <style:style style:name="P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024068" style:font-weight-asian="normal" style:font-weight-complex="normal"/>
    </style:style>
    <style:style style:name="T1" style:family="text">
      <style:text-properties officeooo:rsid="0227c9da"/>
    </style:style>
    <style:style style:name="T2" style:family="text">
      <style:text-properties officeooo:rsid="00024068"/>
    </style:style>
    <style:style style:name="T3" style:family="text">
      <style:text-properties officeooo:rsid="00036a5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7d24" style:font-weight-asian="normal" style:font-weight-complex="normal"/>
    </style:style>
    <style:style style:name="T6" style:family="text">
      <style:text-properties fo:font-weight="normal" officeooo:rsid="000a2907" style:font-weight-asian="normal" style:font-weight-complex="normal"/>
    </style:style>
    <style:style style:name="T7" style:family="text">
      <style:text-properties fo:font-weight="normal" officeooo:rsid="000c251f" style:font-weight-asian="normal" style:font-weight-complex="normal"/>
    </style:style>
    <style:style style:name="T8" style:family="text">
      <style:text-properties fo:font-weight="normal" officeooo:rsid="000d46e5" style:font-weight-asian="normal" style:font-weight-complex="normal"/>
    </style:style>
    <style:style style:name="T9" style:family="text">
      <style:text-properties fo:font-weight="normal" officeooo:rsid="000de870" style:font-weight-asian="normal" style:font-weight-complex="normal"/>
    </style:style>
    <style:style style:name="T10" style:family="text">
      <style:text-properties fo:font-weight="normal" officeooo:rsid="000f70bc" style:font-weight-asian="normal" style:font-weight-complex="normal"/>
    </style:style>
    <style:style style:name="T11" style:family="text">
      <style:text-properties fo:font-weight="normal" officeooo:rsid="0010009c" style:font-weight-asian="normal" style:font-weight-complex="normal"/>
    </style:style>
    <style:style style:name="T12" style:family="text">
      <style:text-properties fo:font-weight="normal" officeooo:rsid="0011d58d" style:font-weight-asian="normal" style:font-weight-complex="normal"/>
    </style:style>
    <style:style style:name="T13" style:family="text">
      <style:text-properties fo:font-weight="normal" officeooo:rsid="001210d5" style:font-weight-asian="normal" style:font-weight-complex="normal"/>
    </style:style>
    <style:style style:name="T14" style:family="text">
      <style:text-properties fo:font-weight="normal" officeooo:rsid="00140296" style:font-weight-asian="normal" style:font-weight-complex="normal"/>
    </style:style>
    <style:style style:name="T15" style:family="text">
      <style:text-properties fo:font-weight="normal" officeooo:rsid="0017bb60" style:font-weight-asian="normal" style:font-weight-complex="normal"/>
    </style:style>
    <style:style style:name="T16" style:family="text">
      <style:text-properties fo:font-weight="normal" officeooo:rsid="001e24dd" style:font-weight-asian="normal" style:font-weight-complex="normal"/>
    </style:style>
    <style:style style:name="T17" style:family="text">
      <style:text-properties fo:font-weight="normal" officeooo:rsid="001faa58" style:font-weight-asian="normal" style:font-weight-complex="normal"/>
    </style:style>
    <style:style style:name="T18" style:family="text">
      <style:text-properties fo:font-weight="normal" officeooo:rsid="00218855" style:font-weight-asian="normal" style:font-weight-complex="normal"/>
    </style:style>
    <style:style style:name="T19" style:family="text">
      <style:text-properties fo:font-weight="normal" officeooo:rsid="0021af1d" style:font-weight-asian="normal" style:font-weight-complex="normal"/>
    </style:style>
    <style:style style:name="T20" style:family="text">
      <style:text-properties fo:font-weight="normal" officeooo:rsid="0021c112" style:font-weight-asian="normal" style:font-weight-complex="normal"/>
    </style:style>
    <style:style style:name="T21" style:family="text">
      <style:text-properties fo:font-weight="normal" officeooo:rsid="00228245" style:font-weight-asian="normal" style:font-weight-complex="normal"/>
    </style:style>
    <style:style style:name="T22" style:family="text">
      <style:text-properties fo:font-weight="normal" officeooo:rsid="00246638" style:font-weight-asian="normal" style:font-weight-complex="normal"/>
    </style:style>
    <style:style style:name="T23" style:family="text">
      <style:text-properties fo:font-weight="normal" officeooo:rsid="00262c21" style:font-weight-asian="normal" style:font-weight-complex="normal"/>
    </style:style>
    <style:style style:name="T24" style:family="text">
      <style:text-properties fo:font-weight="normal" officeooo:rsid="0028eb37" style:font-weight-asian="normal" style:font-weight-complex="normal"/>
    </style:style>
    <style:style style:name="T25" style:family="text">
      <style:text-properties fo:font-weight="normal" officeooo:rsid="00296ee0" style:font-weight-asian="normal" style:font-weight-complex="normal"/>
    </style:style>
    <style:style style:name="T26" style:family="text">
      <style:text-properties fo:font-weight="normal" officeooo:rsid="002bea8a" style:font-weight-asian="normal" style:font-weight-complex="normal"/>
    </style:style>
    <style:style style:name="T27" style:family="text">
      <style:text-properties fo:font-weight="normal" officeooo:rsid="002c2712" style:font-weight-asian="normal" style:font-weight-complex="normal"/>
    </style:style>
    <style:style style:name="T28" style:family="text">
      <style:text-properties officeooo:rsid="000a290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0de870"/>
    </style:style>
    <style:style style:name="T31" style:family="text">
      <style:text-properties officeooo:rsid="000f70bc"/>
    </style:style>
    <style:style style:name="T32" style:family="text">
      <style:text-properties officeooo:rsid="0017bb60"/>
    </style:style>
    <style:style style:name="T33" style:family="text">
      <style:text-properties officeooo:rsid="001a2a5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officeooo:rsid="001b426f"/>
    </style:style>
    <style:style style:name="T37" style:family="text">
      <style:text-properties officeooo:rsid="00218855"/>
    </style:style>
    <style:style style:name="T38" style:family="text">
      <style:text-properties officeooo:rsid="00262c21"/>
    </style:style>
    <style:style style:name="T39" style:family="text">
      <style:text-properties officeooo:rsid="00296ee0"/>
    </style:style>
    <style:style style:name="T40" style:family="text">
      <style:text-properties officeooo:rsid="002c2712"/>
    </style:style>
    <style:style style:name="T41" style:family="text">
      <style:text-properties officeooo:rsid="0030b4d2"/>
    </style:style>
    <style:style style:name="T42" style:family="text">
      <style:text-properties officeooo:rsid="0032e16f"/>
    </style:style>
    <style:style style:name="T43" style:family="text">
      <style:text-properties officeooo:rsid="0035fd08"/>
    </style:style>
    <style:style style:name="T44" style:family="text">
      <style:text-properties officeooo:rsid="003689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4"><text:s/></text:p>
      <text:p text:style-name="P25"><text:span text:style-name="T1">##########</text:span> <text:span text:style-name="T2">Service Mesh with Istio</text:span>: <text:span text:style-name="T1">###########</text:span></text:p>
      <text:p text:style-name="P27"/>
      <text:p text:style-name="P27"/>
      <text:p text:style-name="P1"/>
      <text:p text:style-name="P12"><text:span text:style-name="T34">Why we need Service Mesh:</text:span><text:span text:style-name="T4"> A new cluster with default options have some limitations. </text:span></text:p>
      <text:p text:style-name="P12"><text:span text:style-name="T4"/></text:p>
      <text:list xml:id="list2214172367" text:style-name="L1">
        <text:list-item>
          <text:p text:style-name="P13">Security:<text:span text:style-name="T4"> </text:span><text:span text:style-name="T5">All traffic inside the cluster is unencrypted </text:span><text:span text:style-name="T6">between pods.</text:span></text:p>
          <text:p text:style-name="P13"><text:span text:style-name="T6"/></text:p>
        </text:list-item>
        <text:list-item>
          <text:p text:style-name="P15"><text:span text:style-name="T28">M</text:span>onitoring:<text:span text:style-name="T4"> </text:span><text:span text:style-name="T7">SLA and Alerting is up to each service and team. </text:span></text:p>
          <text:p text:style-name="P15"><text:span text:style-name="T7"/></text:p>
          <text:p text:style-name="P15"><text:span text:style-name="T8">Each application team running applications inside the cluster must configure monitoring separately </text:span><text:span text:style-name="T9">for each of those services.</text:span></text:p>
          <text:p text:style-name="P14"><text:span text:style-name="T9"/></text:p>
        </text:list-item>
        <text:list-item>
          <text:p text:style-name="P16"><text:span text:style-name="T30">D</text:span>eployments:<text:span text:style-name="T4"> </text:span><text:span text:style-name="T10">No advance mechanism in K8s. Deployment objects supports basic deployment, like rolling update and recreates.</text:span></text:p>
          <text:p text:style-name="P16"><text:span text:style-name="T10"><text:s/></text:span></text:p>
        </text:list-item>
        <text:list-item>
          <text:p text:style-name="P18"><text:span text:style-name="T31">F</text:span>ault testing:<text:span text:style-name="T4"> </text:span><text:span text:style-name="T11">Each application must be built into it fault testing and circuit breaking. </text:span></text:p>
          <text:p text:style-name="P18"><text:span text:style-name="T11"/></text:p>
          <text:p text:style-name="P18"><text:span text:style-name="T12">Instead of killing pods you can use service meshes to inject delays. </text:span></text:p>
          <text:p text:style-name="P17"><text:span text:style-name="T12"/></text:p>
          <text:p text:style-name="P17"><text:span text:style-name="T13">Each application team will have to build in fault testing or circuit breaking </text:span><text:span text:style-name="T14">for their individual applications.</text:span></text:p>
        </text:list-item>
      </text:list>
      <text:p text:style-name="P11"/>
      <text:p text:style-name="P11"/>
      <text:p text:style-name="P11"><text:span text:style-name="T34">What is Service Mesh:</text:span><text:span text:style-name="T4"> </text:span><text:span text:style-name="T15">Is an API Driven Infrastructure layer for handling service-to-service communication.</text:span></text:p>
      <text:p text:style-name="P11"><text:span text:style-name="T15"/></text:p>
      <text:p text:style-name="P11"><text:span text:style-name="T15"/></text:p>
      <text:p text:style-name="P26"><text:span text:style-name="T32">W</text:span>hat Service Mesh provide:</text:p>
      <text:p text:style-name="P2"/>
      <text:list xml:id="list1856119767" text:style-name="L2">
        <text:list-item>
          <text:p text:style-name="P4"><text:span text:style-name="T29">Service Discovery:</text:span> Instead of relying in DNS for service discovery, <text:span text:style-name="T33">the service mesh manages service discovery and removes the need for it to be implemented in each individual application.</text:span></text:p>
          <text:p text:style-name="P4"><text:s/></text:p>
        </text:list-item>
        <text:list-item>
          <text:p text:style-name="P5"><text:span text:style-name="T29">Load Balancing:</text:span> Adds more advanced load balancing algorithms, such as least request, consistent hashing, <text:span text:style-name="T36">and zone aware.</text:span></text:p>
          <text:p text:style-name="P5"><text:s/></text:p>
        </text:list-item>
        <text:list-item>
          <text:p text:style-name="P19">Communication Resiliency:<text:span text:style-name="T4"> </text:span><text:span text:style-name="T16">Can increase communication resiliency for applications by not having to </text:span><text:span text:style-name="T17">i</text:span><text:span text:style-name="T16">mplement retries, </text:span><text:span text:style-name="T17">timeouts, circuit breaking, </text:span><text:span text:style-name="T18">or a rate limiting in the application code. </text:span></text:p>
          <text:p text:style-name="P19"><text:span text:style-name="T18"><text:s/></text:span></text:p>
        </text:list-item>
        <text:list-item>
          <text:p text:style-name="P20"><text:span text:style-name="T37">S</text:span>ecurity:<text:span text:style-name="T4"> </text:span><text:span text:style-name="T19">Can provide end-to-end encryption </text:span><text:span text:style-name="T20">with mutual TLS between services and authorization policies </text:span><text:span text:style-name="T21">which autorize which services can communicate </text:span><text:span text:style-name="T22">with each other, not just that the L3 and L4 levels </text:span><text:span text:style-name="T23">like in K8s network policies.</text:span></text:p>
          <text:p text:style-name="P20"><text:span text:style-name="T23"><text:s/></text:span></text:p>
        </text:list-item>
        <text:list-item>
          <text:p text:style-name="P21"><text:span text:style-name="T38">O</text:span>bservability:<text:span text:style-name="T4"> </text:span><text:span text:style-name="T24">Can add observability by enriching the Layer 7 metrics, </text:span><text:span text:style-name="T25">and adding tracing and alerting for application developers.</text:span></text:p>
          <text:p text:style-name="P21"><text:span text:style-name="T25"><text:s/></text:span></text:p>
        </text:list-item>
        <text:list-item>
          <text:p text:style-name="P23"><text:soft-page-break/><text:span text:style-name="T39">R</text:span>outing Control:<text:span text:style-name="T4"> It adds routing control to traffic shifting and mirroring </text:span><text:span text:style-name="T26">inside the cluster.</text:span></text:p>
          <text:p text:style-name="P23"><text:span text:style-name="T26"><text:s/></text:span></text:p>
        </text:list-item>
        <text:list-item>
          <text:p text:style-name="P23"><text:span text:style-name="T40">API:</text:span><text:span text:style-name="T27"> All of this is controlled via an API provided by the service mesh implementation.</text:span></text:p>
        </text:list-item>
      </text:list>
      <text:p text:style-name="P22"><text:span text:style-name="T25"/></text:p>
      <text:p text:style-name="P2"/>
      <text:p text:style-name="P6"><text:span text:style-name="T35">Components:</text:span> <text:span text:style-name="T3">Service meshes are comprised of several components.</text:span></text:p>
      <text:p text:style-name="P2"/>
      <text:list xml:id="list804314485" text:style-name="L3">
        <text:list-item>
          <text:p text:style-name="P7"><text:span text:style-name="T29">Data Plane:</text:span> <text:span text:style-name="T41">Implemented using s</text:span>ide-car proxies,configured by Control Plane.</text:p>
          <text:p text:style-name="P7"><text:span text:style-name="T41">The </text:span><text:s/><text:span text:style-name="T41">side-car proxies are powered by open-source softwares like Envoy or Linkerd.</text:span></text:p>
          <text:p text:style-name="P7"><text:s/></text:p>
        </text:list-item>
        <text:list-item>
          <text:p text:style-name="P9"><text:span text:style-name="T29">Control Plane:</text:span> <text:span text:style-name="T43">Management of Side car proxies across entire cluster mesh.</text:span></text:p>
          <text:p text:style-name="P9"/>
          <text:p text:style-name="P9"><text:span text:style-name="T43">Is a mechanism for out-of-band control of the data plane. This allows the programmatic control of the data plane without interfering with application traffic. </text:span></text:p>
          <text:p text:style-name="P8"><text:s/></text:p>
        </text:list-item>
        <text:list-item>
          <text:p text:style-name="P10"><text:span text:style-name="T29">Gateways:</text:span> Traffic control in and out of the cluster. <text:span text:style-name="T44">Ingress and Egress gateways are for traffic management into and out of the cluster.</text:span>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M</meta:initial-creator>
    <meta:creation-date>2022-02-19T00:47:11.011489803</meta:creation-date>
    <dc:date>2022-02-19T02:17:13.369506618</dc:date>
    <dc:creator>M M</dc:creator>
    <meta:editing-duration>PT1H29M36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410" meta:character-count="2582" meta:non-whitespace-character-count="2214"/>
  </office:meta>
</office:document-meta>
</file>